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ca73c" officeooo:paragraph-rsid="000ca73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a73c" officeooo:paragraph-rsid="000ca73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ca73c" officeooo:paragraph-rsid="000ca73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officeooo:rsid="001bb9a5" officeooo:paragraph-rsid="000ca73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e8b2c" officeooo:paragraph-rsid="001e8b2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e87a" officeooo:paragraph-rsid="001fe87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0ff38" officeooo:paragraph-rsid="0020ff3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e87a" officeooo:paragraph-rsid="001fe87a" style:font-size-asian="10.5pt" style:font-weight-asian="normal" style:font-size-complex="12pt" style:font-weight-complex="normal"/>
    </style:style>
    <style:style style:name="T1" style:family="text">
      <style:text-properties officeooo:rsid="000d9ffe"/>
    </style:style>
    <style:style style:name="T2" style:family="text">
      <style:text-properties officeooo:rsid="0017ad22"/>
    </style:style>
    <style:style style:name="T3" style:family="text">
      <style:text-properties officeooo:rsid="001fe87a"/>
    </style:style>
    <style:style style:name="T4" style:family="text">
      <style:text-properties officeooo:rsid="0020ff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 laboratorium</text:p>
      <text:p text:style-name="P1"/>
      <text:p text:style-name="P1">Informatyka w medycynie</text:p>
      <text:p text:style-name="P1"/>
      <text:p text:style-name="P1">Wykrywanie naczyń krwionośnych na zdjęciach dna oka</text:p>
      <text:p text:style-name="P1"/>
      <text:p text:style-name="P1"/>
      <text:p text:style-name="P1"/>
      <text:p text:style-name="P2"/>
      <text:p text:style-name="P2">Prowadzący: mgr inż. Tomasz Sternal</text:p>
      <text:p text:style-name="P2"/>
      <text:p text:style-name="P2"/>
      <text:p text:style-name="P2"/>
      <text:p text:style-name="P2">Autorzy: <text:tab/>Piotr Górny<text:tab/><text:tab/>nr.indeksu: 127<text:span text:style-name="T2">248</text:span></text:p>
      <text:p text:style-name="P2"><text:tab/><text:tab/>Mateusz Bamberski<text:tab/>nr.indeksu: 109893</text:p>
      <text:p text:style-name="P2"/>
      <text:p text:style-name="P2"/>
      <text:p text:style-name="P2"/>
      <text:p text:style-name="P3"><text:span text:style-name="T1">1. </text:span>Podział pracy:</text:p>
      <text:p text:style-name="P4"/>
      <text:p text:style-name="P5">Piotr Górny – Podział obrazków na mniejsze fragmenty dla sieci neuronowej z przypisaną do obrazka wartością true false w zależności czy piksel pośrodku jest żyłą.</text:p>
      <text:p text:style-name="P5"/>
      <text:p text:style-name="P5">Mateusz Bamberski – <text:span text:style-name="T3">algorytm wykrywania żył na podstawie przetwarzania obrazu, przygotowanie sieci neuronowej do wykrywania żył na obrazkach.</text:span></text:p>
      <text:p text:style-name="P5"/>
      <text:p text:style-name="P6">2. Opis projektu</text:p>
      <text:p text:style-name="P8"/>
      <text:p text:style-name="P8">Aplikacja zaimplementowana w języku Python z użyciem Jupyter Notebook. Wczytane obrazy</text:p>
      <text:p text:style-name="P8">są w formacie JPG, gdzie każdy piksel może mieć dowolny kolor reprezentowany w RGB, oraz w formacie TIF gdzie każdy piksel jest albo biały albo czarny.</text:p>
      <text:p text:style-name="P8">Algorytm przetwarzania obrazu najpierw dokonuje rozmycia, <text:span text:style-name="T4">potem stosuje różne maski wykrywające kolor oraz krawędzie w celu detekcji żył.</text:span></text:p>
      <text:p text:style-name="P8"/>
      <text:p text:style-name="P7">3.Wyniki pracy aplikacj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06:22.857809526</meta:creation-date>
    <dc:date>2018-05-06T16:14:39.635888955</dc:date>
    <meta:editing-duration>PT20M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32" meta:character-count="949" meta:non-whitespace-character-count="825"/>
  </office:meta>
</office:document-meta>
</file>